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210bc1" officeooo:paragraph-rsid="00210bc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4" style:family="paragraph" style:parent-style-name="Standard" style:list-style-name="L2">
      <style:text-properties officeooo:rsid="002da040" officeooo:paragraph-rsid="002da040"/>
    </style:style>
    <style:style style:name="P5" style:family="paragraph" style:parent-style-name="Standard" style:list-style-name="L1">
      <style:text-properties officeooo:rsid="00332613" officeooo:paragraph-rsid="00332613"/>
    </style:style>
    <style:style style:name="P6" style:family="paragraph" style:parent-style-name="Standard" style:list-style-name="L3">
      <style:text-properties officeooo:rsid="00332613" officeooo:paragraph-rsid="00332613"/>
    </style:style>
    <style:style style:name="P7" style:family="paragraph" style:parent-style-name="Standard">
      <style:text-properties officeooo:rsid="00332613" officeooo:paragraph-rsid="00332613"/>
    </style:style>
    <style:style style:name="P8" style:family="paragraph" style:parent-style-name="Standard">
      <style:text-properties officeooo:rsid="001eb949" officeooo:paragraph-rsid="00332613"/>
    </style:style>
    <style:style style:name="T1" style:family="text">
      <style:text-properties officeooo:rsid="0031f7f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y Caddell</text:p>
      <text:p text:style-name="P1">Pseudo-Code</text:p>
      <text:p text:style-name="P1">Lab<text:span text:style-name="T1">3</text:span></text:p>
      <text:p text:style-name="P1"/>
      <text:p text:style-name="P3">Part 1 – <text:span text:style-name="T1">YourBMI Rate</text:span></text:p>
      <text:p text:style-name="P1"/>
      <text:list xml:id="list3791507909" text:style-name="L1">
        <text:list-item>
          <text:p text:style-name="P5">Read user input from keyboard</text:p>
        </text:list-item>
      </text:list>
      <text:list xml:id="list2550172521" text:style-name="L3">
        <text:list-item>
          <text:list>
            <text:list-item>
              <text:p text:style-name="P6">Name</text:p>
            </text:list-item>
            <text:list-item>
              <text:p text:style-name="P6">Height</text:p>
            </text:list-item>
            <text:list-item>
              <text:p text:style-name="P6">Weight</text:p>
            </text:list-item>
          </text:list>
        </text:list-item>
        <text:list-item>
          <text:p text:style-name="P6">Calculate BMI</text:p>
        </text:list-item>
        <text:list-item>
          <text:p text:style-name="P6">Format and display output to screen</text:p>
        </text:list-item>
      </text:list>
      <text:p text:style-name="P7"/>
      <text:p text:style-name="P8"/>
      <text:p text:style-name="P1"/>
      <text:p text:style-name="P3">Part 2 – <text:span text:style-name="T1">ShareInvestmentCalculator</text:span></text:p>
      <text:p text:style-name="P1"/>
      <text:list xml:id="list3649303815" text:style-name="L2">
        <text:list-item>
          <text:p text:style-name="P4"/>
        </text:list-item>
      </text:list>
      <text:p text:style-name="P2"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5.2$Linux_X86_64 LibreOffice_project/30$Build-2</meta:generator>
    <dc:date>2022-09-13T16:03:46.933365135</dc:date>
    <meta:editing-duration>PT1H58M54S</meta:editing-duration>
    <meta:editing-cycles>7</meta:editing-cycles>
    <meta:document-statistic meta:table-count="0" meta:image-count="0" meta:object-count="0" meta:page-count="1" meta:paragraph-count="13" meta:word-count="34" meta:character-count="187" meta:non-whitespace-character-count="168"/>
  </office:meta>
</office:document-meta>
</file>